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4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Default"/>
    <style:style style:name="T1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6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dimredu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lag (window)</text:p>
          </table:table-cell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model kwg</text:p>
          </table:table-cell>
          <table:table-cell office:value-type="string" calcext:value-type="string">
            <text:p>f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GRU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GRU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GRU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GRU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<text:span text:style-name="T1">GRU</text:span>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GRU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GRU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GRU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GRU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<text:span text:style-name="T1">GRU</text:span>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1;wd=0.0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wd=0.0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1_01_0.1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2_02_0.2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MISH_MISH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MISH_MISH_MISH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W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W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L1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L1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5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5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1;wd=0.001;[Batchnorm1D: Bo2];2kEP</text:p>
          </table:table-cell>
          <table:table-cell table:style-name="ce5" office:value-type="string" calcext:value-type="string">
            <text:p>KENDSIG_0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wd=0.001;[Batchnorm1D: Bo2];2kEP</text:p>
          </table:table-cell>
          <table:table-cell table:style-name="ce5" office:value-type="string" calcext:value-type="string">
            <text:p>KENDSIG_0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5" office:value-type="string" calcext:value-type="string">
            <text:p>KENDSIG_0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5" office:value-type="string" calcext:value-type="string">
            <text:p>KENDSIG_0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STDS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STDSCAL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STDSCAL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table:style-name="ce8" office:value-type="string" calcext:value-type="string">
            <text:p>N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PCA_mle</text:p>
          </table:table-cell>
          <table:table-cell table:style-name="ce5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STDS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L1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STDS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1_01_0.1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calcext:conditional-formats>
          <calcext:conditional-format calcext:target-range-address="Sheet1.F2:Sheet1.F5 Sheet1.F10:Sheet1.F13 Sheet1.F18:Sheet1.F21 Sheet1.F26:Sheet1.F29 Sheet1.F65:Sheet1.F65">
            <calcext:condition calcext:apply-style-name="ConditionalStyle_2" calcext:value="contains-text(&quot;batch&quot;)" calcext:base-cell-address="Sheet1.F2"/>
            <calcext:condition calcext:apply-style-name="ConditionalStyle_1" calcext:value="contains-text(&quot;wd=&quot;)" calcext:base-cell-address="Sheet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1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number:date-style style:name="N118">
      <number:month/>
      <number:text>/</number:text>
      <number:day/>
      <number:text>/</number:text>
      <number:year number:style="long"/>
    </number:date-style>
    <number:currency-style style:name="N11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9P0"/>
    </number:currency-style>
    <number:date-style style:name="N120">
      <number:day/>
      <number:text>-</number:text>
      <number:month number:textual="true"/>
      <number:text>-</number:text>
      <number:year/>
    </number:date-style>
    <number:date-style style:name="N121">
      <number:day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e2f0d9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08T15:39:25.505000000</meta:creation-date>
    <meta:generator>LibreOffice/7.5.0.3$Windows_X86_64 LibreOffice_project/c21113d003cd3efa8c53188764377a8272d9d6de</meta:generator>
    <dc:date>2023-05-24T06:46:08.876000000</dc:date>
    <meta:editing-duration>P3DT14H50S</meta:editing-duration>
    <meta:editing-cycles>261</meta:editing-cycles>
    <meta:document-statistic meta:table-count="1" meta:cell-count="483" meta:object-count="0"/>
  </office:meta>
</office:document-meta>
</file>